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69pt" svg:height="255.26pt" svg:x="88.33pt" svg:y="152.84pt">
            <loext:p draw:notify-on-update-of-ranges="results.A1:results.A1 results.A2:results.A73 results.B1:results.B1 results.B2:results.B73 results.A1:results.A1 results.A2:results.A73 results.C1:results.C1 results.C2:results.C73 results.A1:results.A1 results.A2:results.A73 results.D1:results.D1 results.D2:results.D73 results.A1:results.A1 results.A2:results.A73 results.E1:results.E1 results.E2:results.E73 results.A1:results.A1 results.A2:results.A73 results.F1:results.F1 results.F2:results.F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333982744225" calcext:value-type="float">
            <text:p>0.6003339827</text:p>
          </table:table-cell>
          <table:table-cell office:value-type="float" office:value="0.595324241580852" calcext:value-type="float">
            <text:p>0.5953242416</text:p>
          </table:table-cell>
          <table:table-cell office:value-type="float" office:value="0.557472863902032" calcext:value-type="float">
            <text:p>0.5574728639</text:p>
          </table:table-cell>
          <table:table-cell office:value-type="float" office:value="0.552463122738658" calcext:value-type="float">
            <text:p>0.5524631227</text:p>
          </table:table-cell>
          <table:table-cell office:value-type="float" office:value="0.54912329529641" calcext:value-type="float">
            <text:p>0.54912329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913164486501" calcext:value-type="float">
            <text:p>0.5839131645</text:p>
          </table:table-cell>
          <table:table-cell office:value-type="float" office:value="0.569997216810465" calcext:value-type="float">
            <text:p>0.5699972168</text:p>
          </table:table-cell>
          <table:table-cell office:value-type="float" office:value="0.555524631227387" calcext:value-type="float">
            <text:p>0.5555246312</text:p>
          </table:table-cell>
          <table:table-cell office:value-type="float" office:value="0.541330364597829" calcext:value-type="float">
            <text:p>0.5413303646</text:p>
          </table:table-cell>
          <table:table-cell office:value-type="float" office:value="0.540773726690788" calcext:value-type="float">
            <text:p>0.5407737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4450320066797" calcext:value-type="float">
            <text:p>0.5744503201</text:p>
          </table:table-cell>
          <table:table-cell office:value-type="float" office:value="0.56832730308934" calcext:value-type="float">
            <text:p>0.5683273031</text:p>
          </table:table-cell>
          <table:table-cell office:value-type="float" office:value="0.567214027275258" calcext:value-type="float">
            <text:p>0.5672140273</text:p>
          </table:table-cell>
          <table:table-cell office:value-type="float" office:value="0.554967993320345" calcext:value-type="float">
            <text:p>0.5549679933</text:p>
          </table:table-cell>
          <table:table-cell office:value-type="float" office:value="0.550793209017534" calcext:value-type="float">
            <text:p>0.5507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4728639020317" calcext:value-type="float">
            <text:p>0.574728639</text:p>
          </table:table-cell>
          <table:table-cell office:value-type="float" office:value="0.564152518786529" calcext:value-type="float">
            <text:p>0.5641525188</text:p>
          </table:table-cell>
          <table:table-cell office:value-type="float" office:value="0.563317561925967" calcext:value-type="float">
            <text:p>0.5633175619</text:p>
          </table:table-cell>
          <table:table-cell office:value-type="float" office:value="0.562204286111884" calcext:value-type="float">
            <text:p>0.5622042861</text:p>
          </table:table-cell>
          <table:table-cell office:value-type="float" office:value="0.544391873086557" calcext:value-type="float">
            <text:p>0.54439187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6359588087949" calcext:value-type="float">
            <text:p>0.5563595881</text:p>
          </table:table-cell>
          <table:table-cell office:value-type="float" office:value="0.5530197606457" calcext:value-type="float">
            <text:p>0.5530197606</text:p>
          </table:table-cell>
          <table:table-cell table:number-columns-repeated="3"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9777344837183" calcext:value-type="float">
            <text:p>0.5997773448</text:p>
          </table:table-cell>
          <table:table-cell office:value-type="float" office:value="0.589757862510437" calcext:value-type="float">
            <text:p>0.5897578625</text:p>
          </table:table-cell>
          <table:table-cell office:value-type="float" office:value="0.580851655997773" calcext:value-type="float">
            <text:p>0.580851656</text:p>
          </table:table-cell>
          <table:table-cell office:value-type="float" office:value="0.570832173671027" calcext:value-type="float">
            <text:p>0.5708321737</text:p>
          </table:table-cell>
          <table:table-cell office:value-type="float" office:value="0.564709156693571" calcext:value-type="float">
            <text:p>0.56470915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369329251322" calcext:value-type="float">
            <text:p>0.6136932925</text:p>
          </table:table-cell>
          <table:table-cell office:value-type="float" office:value="0.556081269134428" calcext:value-type="float">
            <text:p>0.5560812691</text:p>
          </table:table-cell>
          <table:table-cell office:value-type="float" office:value="0.545226829947119" calcext:value-type="float">
            <text:p>0.5452268299</text:p>
          </table:table-cell>
          <table:table-cell office:value-type="float" office:value="0.543000278318953" calcext:value-type="float">
            <text:p>0.5430002783</text:p>
          </table:table-cell>
          <table:table-cell office:value-type="float" office:value="0.54160868355135" calcext:value-type="float">
            <text:p>0.54160868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7751182855552" calcext:value-type="float">
            <text:p>0.5577511829</text:p>
          </table:table-cell>
          <table:table-cell office:value-type="float" office:value="0.555802950180907" calcext:value-type="float">
            <text:p>0.5558029502</text:p>
          </table:table-cell>
          <table:table-cell office:value-type="float" office:value="0.54550514890064" calcext:value-type="float">
            <text:p>0.5455051489</text:p>
          </table:table-cell>
          <table:table-cell office:value-type="float" office:value="0.545226829947119" calcext:value-type="float">
            <text:p>0.5452268299</text:p>
          </table:table-cell>
          <table:table-cell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0573337044253" calcext:value-type="float">
            <text:p>0.580573337</text:p>
          </table:table-cell>
          <table:table-cell office:value-type="float" office:value="0.551906484831617" calcext:value-type="float">
            <text:p>0.5519064848</text:p>
          </table:table-cell>
          <table:table-cell office:value-type="float" office:value="0.541052045644308" calcext:value-type="float">
            <text:p>0.5410520456</text:p>
          </table:table-cell>
          <table:table-cell office:value-type="float" office:value="0.540495407737267" calcext:value-type="float">
            <text:p>0.5404954077</text:p>
          </table:table-cell>
          <table:table-cell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832730308934" calcext:value-type="float">
            <text:p>0.5683273031</text:p>
          </table:table-cell>
          <table:table-cell table:number-columns-repeated="4"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06456999721681" calcext:value-type="float">
            <text:p>0.6064569997</text:p>
          </table:table-cell>
          <table:table-cell office:value-type="float" office:value="0.588644586696354" calcext:value-type="float">
            <text:p>0.5886445867</text:p>
          </table:table-cell>
          <table:table-cell office:value-type="float" office:value="0.580016699137211" calcext:value-type="float">
            <text:p>0.5800166991</text:p>
          </table:table-cell>
          <table:table-cell office:value-type="float" office:value="0.566100751461175" calcext:value-type="float">
            <text:p>0.5661007515</text:p>
          </table:table-cell>
          <table:table-cell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5363206234345" calcext:value-type="float">
            <text:p>0.6153632062</text:p>
          </table:table-cell>
          <table:table-cell office:value-type="float" office:value="0.592819370999165" calcext:value-type="float">
            <text:p>0.592819371</text:p>
          </table:table-cell>
          <table:table-cell office:value-type="float" office:value="0.580295018090732" calcext:value-type="float">
            <text:p>0.5802950181</text:p>
          </table:table-cell>
          <table:table-cell office:value-type="float" office:value="0.570832173671027" calcext:value-type="float">
            <text:p>0.5708321737</text:p>
          </table:table-cell>
          <table:table-cell office:value-type="float" office:value="0.566935708321737" calcext:value-type="float">
            <text:p>0.5669357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37907041469524" calcext:value-type="float">
            <text:p>0.6379070415</text:p>
          </table:table-cell>
          <table:table-cell office:value-type="float" office:value="0.591427776231561" calcext:value-type="float">
            <text:p>0.5914277762</text:p>
          </table:table-cell>
          <table:table-cell office:value-type="float" office:value="0.580295018090732" calcext:value-type="float">
            <text:p>0.5802950181</text:p>
          </table:table-cell>
          <table:table-cell office:value-type="float" office:value="0.574172001113276" calcext:value-type="float">
            <text:p>0.5741720011</text:p>
          </table:table-cell>
          <table:table-cell office:value-type="float" office:value="0.565544113554133" calcext:value-type="float">
            <text:p>0.56554411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1706095185082" calcext:value-type="float">
            <text:p>0.5917060952</text:p>
          </table:table-cell>
          <table:table-cell office:value-type="float" office:value="0.581964931811856" calcext:value-type="float">
            <text:p>0.5819649318</text:p>
          </table:table-cell>
          <table:table-cell office:value-type="float" office:value="0.57946006123017" calcext:value-type="float">
            <text:p>0.5794600612</text:p>
          </table:table-cell>
          <table:table-cell office:value-type="float" office:value="0.558307820762594" calcext:value-type="float">
            <text:p>0.5583078208</text:p>
          </table:table-cell>
          <table:table-cell office:value-type="float" office:value="0.551628165878096" calcext:value-type="float">
            <text:p>0.55162816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194544948511" calcext:value-type="float">
            <text:p>0.5719454495</text:p>
          </table:table-cell>
          <table:table-cell office:value-type="float" office:value="0.563039242972446" calcext:value-type="float">
            <text:p>0.563039243</text:p>
          </table:table-cell>
          <table:table-cell office:value-type="float" office:value="0.55691622599499" calcext:value-type="float">
            <text:p>0.556916226</text:p>
          </table:table-cell>
          <table:table-cell office:value-type="float" office:value="0.555802950180907" calcext:value-type="float">
            <text:p>0.5558029502</text:p>
          </table:table-cell>
          <table:table-cell office:value-type="float" office:value="0.5530197606457" calcext:value-type="float">
            <text:p>0.5530197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3395491232953" calcext:value-type="float">
            <text:p>0.6033954912</text:p>
          </table:table-cell>
          <table:table-cell office:value-type="float" office:value="0.566379070414695" calcext:value-type="float">
            <text:p>0.5663790704</text:p>
          </table:table-cell>
          <table:table-cell office:value-type="float" office:value="0.563874199833009" calcext:value-type="float">
            <text:p>0.5638741998</text:p>
          </table:table-cell>
          <table:table-cell office:value-type="float" office:value="0.554411355413304" calcext:value-type="float">
            <text:p>0.5544113554</text:p>
          </table:table-cell>
          <table:table-cell office:value-type="float" office:value="0.54550514890064" calcext:value-type="float">
            <text:p>0.54550514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1686612858336" calcext:value-type="float">
            <text:p>0.5816866129</text:p>
          </table:table-cell>
          <table:table-cell office:value-type="float" office:value="0.559142777623156" calcext:value-type="float">
            <text:p>0.5591427776</text:p>
          </table:table-cell>
          <table:table-cell office:value-type="float" office:value="0.552184803785138" calcext:value-type="float">
            <text:p>0.5521848038</text:p>
          </table:table-cell>
          <table:table-cell office:value-type="float" office:value="0.546340105761202" calcext:value-type="float">
            <text:p>0.5463401058</text:p>
          </table:table-cell>
          <table:table-cell office:value-type="float" office:value="0.542721959365433" calcext:value-type="float">
            <text:p>0.54272195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4469802393543" calcext:value-type="float">
            <text:p>0.5844698024</text:p>
          </table:table-cell>
          <table:table-cell office:value-type="float" office:value="0.573058725299193" calcext:value-type="float">
            <text:p>0.5730587253</text:p>
          </table:table-cell>
          <table:table-cell office:value-type="float" office:value="0.566657389368216" calcext:value-type="float">
            <text:p>0.5666573894</text:p>
          </table:table-cell>
          <table:table-cell office:value-type="float" office:value="0.56443083774005" calcext:value-type="float">
            <text:p>0.5644308377</text:p>
          </table:table-cell>
          <table:table-cell office:value-type="float" office:value="0.563317561925967" calcext:value-type="float">
            <text:p>0.56331756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604787086000557" calcext:value-type="float">
            <text:p>0.604787086</text:p>
          </table:table-cell>
          <table:table-cell office:value-type="float" office:value="0.595045922627331" calcext:value-type="float">
            <text:p>0.5950459226</text:p>
          </table:table-cell>
          <table:table-cell office:value-type="float" office:value="0.583913164486501" calcext:value-type="float">
            <text:p>0.5839131645</text:p>
          </table:table-cell>
          <table:table-cell office:value-type="float" office:value="0.574172001113276" calcext:value-type="float">
            <text:p>0.5741720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5006957973838" calcext:value-type="float">
            <text:p>0.575006958</text:p>
          </table:table-cell>
          <table:table-cell office:value-type="float" office:value="0.56832730308934" calcext:value-type="float">
            <text:p>0.5683273031</text:p>
          </table:table-cell>
          <table:table-cell office:value-type="float" office:value="0.552741441692179" calcext:value-type="float">
            <text:p>0.5527414417</text:p>
          </table:table-cell>
          <table:table-cell office:value-type="float" office:value="0.548844976342889" calcext:value-type="float">
            <text:p>0.5488449763</text:p>
          </table:table-cell>
          <table:table-cell office:value-type="float" office:value="0.545783467854161" calcext:value-type="float">
            <text:p>0.54578346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3261898135263" calcext:value-type="float">
            <text:p>0.6326189814</text:p>
          </table:table-cell>
          <table:table-cell office:value-type="float" office:value="0.589757862510437" calcext:value-type="float">
            <text:p>0.5897578625</text:p>
          </table:table-cell>
          <table:table-cell office:value-type="float" office:value="0.563595880879488" calcext:value-type="float">
            <text:p>0.5635958809</text:p>
          </table:table-cell>
          <table:table-cell office:value-type="float" office:value="0.558586139716115" calcext:value-type="float">
            <text:p>0.5585861397</text:p>
          </table:table-cell>
          <table:table-cell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48761480656833" calcext:value-type="float">
            <text:p>0.6487614807</text:p>
          </table:table-cell>
          <table:table-cell office:value-type="float" office:value="0.619259671583635" calcext:value-type="float">
            <text:p>0.6192596716</text:p>
          </table:table-cell>
          <table:table-cell office:value-type="float" office:value="0.59476760367381" calcext:value-type="float">
            <text:p>0.5947676037</text:p>
          </table:table-cell>
          <table:table-cell office:value-type="float" office:value="0.58725299192875" calcext:value-type="float">
            <text:p>0.5872529919</text:p>
          </table:table-cell>
          <table:table-cell office:value-type="float" office:value="0.564709156693571" calcext:value-type="float">
            <text:p>0.56470915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758419148344" calcext:value-type="float">
            <text:p>0.5758419148</text:p>
          </table:table-cell>
          <table:table-cell office:value-type="float" office:value="0.569162259949902" calcext:value-type="float">
            <text:p>0.5691622599</text:p>
          </table:table-cell>
          <table:table-cell office:value-type="float" office:value="0.562204286111884" calcext:value-type="float">
            <text:p>0.5622042861</text:p>
          </table:table-cell>
          <table:table-cell office:value-type="float" office:value="0.558864458669635" calcext:value-type="float">
            <text:p>0.5588644587</text:p>
          </table:table-cell>
          <table:table-cell office:value-type="float" office:value="0.549679933203451" calcext:value-type="float">
            <text:p>0.54967993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05343723907598" calcext:value-type="float">
            <text:p>0.6053437239</text:p>
          </table:table-cell>
          <table:table-cell office:value-type="float" office:value="0.592819370999165" calcext:value-type="float">
            <text:p>0.592819371</text:p>
          </table:table-cell>
          <table:table-cell office:value-type="float" office:value="0.58335652657946" calcext:value-type="float">
            <text:p>0.5833565266</text:p>
          </table:table-cell>
          <table:table-cell office:value-type="float" office:value="0.567770665182299" calcext:value-type="float">
            <text:p>0.5677706652</text:p>
          </table:table-cell>
          <table:table-cell office:value-type="float" office:value="0.564152518786529" calcext:value-type="float">
            <text:p>0.56415251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88644586696354" calcext:value-type="float">
            <text:p>0.5886445867</text:p>
          </table:table-cell>
          <table:table-cell office:value-type="float" office:value="0.555246312273866" calcext:value-type="float">
            <text:p>0.5552463123</text:p>
          </table:table-cell>
          <table:table-cell office:value-type="float" office:value="0.546061786807682" calcext:value-type="float">
            <text:p>0.5460617868</text:p>
          </table:table-cell>
          <table:table-cell table:number-columns-repeated="2"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54606178680768" calcext:value-type="float">
            <text:p>0.6546061787</text:p>
          </table:table-cell>
          <table:table-cell office:value-type="float" office:value="0.592541052045644" calcext:value-type="float">
            <text:p>0.592541052</text:p>
          </table:table-cell>
          <table:table-cell office:value-type="float" office:value="0.567770665182299" calcext:value-type="float">
            <text:p>0.5677706652</text:p>
          </table:table-cell>
          <table:table-cell office:value-type="float" office:value="0.555246312273866" calcext:value-type="float">
            <text:p>0.5552463123</text:p>
          </table:table-cell>
          <table:table-cell office:value-type="float" office:value="0.541052045644308" calcext:value-type="float">
            <text:p>0.54105204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97272474255497" calcext:value-type="float">
            <text:p>0.5972724743</text:p>
          </table:table-cell>
          <table:table-cell office:value-type="float" office:value="0.59448928472029" calcext:value-type="float">
            <text:p>0.5944892847</text:p>
          </table:table-cell>
          <table:table-cell office:value-type="float" office:value="0.572502087392151" calcext:value-type="float">
            <text:p>0.5725020874</text:p>
          </table:table-cell>
          <table:table-cell office:value-type="float" office:value="0.563595880879488" calcext:value-type="float">
            <text:p>0.5635958809</text:p>
          </table:table-cell>
          <table:table-cell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04230448093515" calcext:value-type="float">
            <text:p>0.6042304481</text:p>
          </table:table-cell>
          <table:table-cell office:value-type="float" office:value="0.571110492624548" calcext:value-type="float">
            <text:p>0.5711104926</text:p>
          </table:table-cell>
          <table:table-cell office:value-type="float" office:value="0.570832173671027" calcext:value-type="float">
            <text:p>0.5708321737</text:p>
          </table:table-cell>
          <table:table-cell office:value-type="float" office:value="0.554967993320345" calcext:value-type="float">
            <text:p>0.5549679933</text:p>
          </table:table-cell>
          <table:table-cell office:value-type="float" office:value="0.545226829947119" calcext:value-type="float">
            <text:p>0.54522682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45226829947119" calcext:value-type="float">
            <text:p>0.5452268299</text:p>
          </table:table-cell>
          <table:table-cell office:value-type="float" office:value="0.54160868355135" calcext:value-type="float">
            <text:p>0.5416086836</text:p>
          </table:table-cell>
          <table:table-cell office:value-type="float" office:value="0.541052045644308" calcext:value-type="float">
            <text:p>0.5410520456</text:p>
          </table:table-cell>
          <table:table-cell table:number-columns-repeated="2"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67770665182299" calcext:value-type="float">
            <text:p>0.5677706652</text:p>
          </table:table-cell>
          <table:table-cell office:value-type="float" office:value="0.567492346228778" calcext:value-type="float">
            <text:p>0.5674923462</text:p>
          </table:table-cell>
          <table:table-cell office:value-type="float" office:value="0.557194544948511" calcext:value-type="float">
            <text:p>0.5571945449</text:p>
          </table:table-cell>
          <table:table-cell table:number-columns-repeated="2" office:value-type="float" office:value="0.553298079599221" calcext:value-type="float">
            <text:p>0.55329807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04230448093515" calcext:value-type="float">
            <text:p>0.6042304481</text:p>
          </table:table-cell>
          <table:table-cell office:value-type="float" office:value="0.583913164486501" calcext:value-type="float">
            <text:p>0.5839131645</text:p>
          </table:table-cell>
          <table:table-cell office:value-type="float" office:value="0.569440578903423" calcext:value-type="float">
            <text:p>0.5694405789</text:p>
          </table:table-cell>
          <table:table-cell office:value-type="float" office:value="0.563039242972446" calcext:value-type="float">
            <text:p>0.563039243</text:p>
          </table:table-cell>
          <table:table-cell office:value-type="float" office:value="0.557751182855552" calcext:value-type="float">
            <text:p>0.55775118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95880879487893" calcext:value-type="float">
            <text:p>0.5958808795</text:p>
          </table:table-cell>
          <table:table-cell office:value-type="float" office:value="0.573615363206234" calcext:value-type="float">
            <text:p>0.5736153632</text:p>
          </table:table-cell>
          <table:table-cell office:value-type="float" office:value="0.569162259949902" calcext:value-type="float">
            <text:p>0.5691622599</text:p>
          </table:table-cell>
          <table:table-cell office:value-type="float" office:value="0.543835235179516" calcext:value-type="float">
            <text:p>0.5438352352</text:p>
          </table:table-cell>
          <table:table-cell office:value-type="float" office:value="0.541330364597829" calcext:value-type="float">
            <text:p>0.54133036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6804898413582" calcext:value-type="float">
            <text:p>0.5680489841</text:p>
          </table:table-cell>
          <table:table-cell office:value-type="float" office:value="0.55663790704147" calcext:value-type="float">
            <text:p>0.556637907</text:p>
          </table:table-cell>
          <table:table-cell office:value-type="float" office:value="0.552463122738658" calcext:value-type="float">
            <text:p>0.5524631227</text:p>
          </table:table-cell>
          <table:table-cell office:value-type="float" office:value="0.544113554133036" calcext:value-type="float">
            <text:p>0.5441135541</text:p>
          </table:table-cell>
          <table:table-cell office:value-type="float" office:value="0.541887002504871" calcext:value-type="float">
            <text:p>0.54188700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88366267742833" calcext:value-type="float">
            <text:p>0.5883662677</text:p>
          </table:table-cell>
          <table:table-cell office:value-type="float" office:value="0.587809629835792" calcext:value-type="float">
            <text:p>0.5878096298</text:p>
          </table:table-cell>
          <table:table-cell office:value-type="float" office:value="0.581129974951294" calcext:value-type="float">
            <text:p>0.581129975</text:p>
          </table:table-cell>
          <table:table-cell office:value-type="float" office:value="0.577790147509045" calcext:value-type="float">
            <text:p>0.5777901475</text:p>
          </table:table-cell>
          <table:table-cell office:value-type="float" office:value="0.554133036459783" calcext:value-type="float">
            <text:p>0.55413303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12858335652658" calcext:value-type="float">
            <text:p>0.6128583357</text:p>
          </table:table-cell>
          <table:table-cell office:value-type="float" office:value="0.59476760367381" calcext:value-type="float">
            <text:p>0.5947676037</text:p>
          </table:table-cell>
          <table:table-cell office:value-type="float" office:value="0.540217088783746" calcext:value-type="float">
            <text:p>0.5402170888</text:p>
          </table:table-cell>
          <table:table-cell table:number-columns-repeated="2"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758419148344" calcext:value-type="float">
            <text:p>0.5758419148</text:p>
          </table:table-cell>
          <table:table-cell office:value-type="float" office:value="0.56804898413582" calcext:value-type="float">
            <text:p>0.5680489841</text:p>
          </table:table-cell>
          <table:table-cell office:value-type="float" office:value="0.566935708321737" calcext:value-type="float">
            <text:p>0.5669357083</text:p>
          </table:table-cell>
          <table:table-cell office:value-type="float" office:value="0.559142777623156" calcext:value-type="float">
            <text:p>0.5591427776</text:p>
          </table:table-cell>
          <table:table-cell office:value-type="float" office:value="0.556359588087949" calcext:value-type="float">
            <text:p>0.55635958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98107431116059" calcext:value-type="float">
            <text:p>0.5981074311</text:p>
          </table:table-cell>
          <table:table-cell office:value-type="float" office:value="0.570832173671027" calcext:value-type="float">
            <text:p>0.5708321737</text:p>
          </table:table-cell>
          <table:table-cell office:value-type="float" office:value="0.553576398552741" calcext:value-type="float">
            <text:p>0.5535763986</text:p>
          </table:table-cell>
          <table:table-cell table:number-columns-repeated="2"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0228221541887" calcext:value-type="float">
            <text:p>0.6022822154</text:p>
          </table:table-cell>
          <table:table-cell office:value-type="float" office:value="0.5758419148344" calcext:value-type="float">
            <text:p>0.5758419148</text:p>
          </table:table-cell>
          <table:table-cell office:value-type="float" office:value="0.573893682159755" calcext:value-type="float">
            <text:p>0.5738936822</text:p>
          </table:table-cell>
          <table:table-cell office:value-type="float" office:value="0.567214027275258" calcext:value-type="float">
            <text:p>0.5672140273</text:p>
          </table:table-cell>
          <table:table-cell office:value-type="float" office:value="0.540495407737267" calcext:value-type="float">
            <text:p>0.54049540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5691622599499" calcext:value-type="float">
            <text:p>0.556916226</text:p>
          </table:table-cell>
          <table:table-cell office:value-type="float" office:value="0.555802950180907" calcext:value-type="float">
            <text:p>0.5558029502</text:p>
          </table:table-cell>
          <table:table-cell office:value-type="float" office:value="0.551906484831617" calcext:value-type="float">
            <text:p>0.5519064848</text:p>
          </table:table-cell>
          <table:table-cell table:number-columns-repeated="2"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04508767047036" calcext:value-type="float">
            <text:p>0.604508767</text:p>
          </table:table-cell>
          <table:table-cell office:value-type="float" office:value="0.568605622042861" calcext:value-type="float">
            <text:p>0.568605622</text:p>
          </table:table-cell>
          <table:table-cell office:value-type="float" office:value="0.566379070414695" calcext:value-type="float">
            <text:p>0.5663790704</text:p>
          </table:table-cell>
          <table:table-cell office:value-type="float" office:value="0.563874199833009" calcext:value-type="float">
            <text:p>0.5638741998</text:p>
          </table:table-cell>
          <table:table-cell office:value-type="float" office:value="0.554689674366824" calcext:value-type="float">
            <text:p>0.55468967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80851655997773" calcext:value-type="float">
            <text:p>0.580851656</text:p>
          </table:table-cell>
          <table:table-cell office:value-type="float" office:value="0.576955190648483" calcext:value-type="float">
            <text:p>0.5769551906</text:p>
          </table:table-cell>
          <table:table-cell office:value-type="float" office:value="0.565544113554133" calcext:value-type="float">
            <text:p>0.5655441136</text:p>
          </table:table-cell>
          <table:table-cell office:value-type="float" office:value="0.552463122738658" calcext:value-type="float">
            <text:p>0.5524631227</text:p>
          </table:table-cell>
          <table:table-cell office:value-type="float" office:value="0.552184803785138" calcext:value-type="float">
            <text:p>0.55218480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04787086000557" calcext:value-type="float">
            <text:p>0.604787086</text:p>
          </table:table-cell>
          <table:table-cell office:value-type="float" office:value="0.586418035068188" calcext:value-type="float">
            <text:p>0.5864180351</text:p>
          </table:table-cell>
          <table:table-cell office:value-type="float" office:value="0.580295018090732" calcext:value-type="float">
            <text:p>0.5802950181</text:p>
          </table:table-cell>
          <table:table-cell office:value-type="float" office:value="0.56443083774005" calcext:value-type="float">
            <text:p>0.5644308377</text:p>
          </table:table-cell>
          <table:table-cell office:value-type="float" office:value="0.563595880879488" calcext:value-type="float">
            <text:p>0.56359588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83078207625939" calcext:value-type="float">
            <text:p>0.5830782076</text:p>
          </table:table-cell>
          <table:table-cell office:value-type="float" office:value="0.580573337044253" calcext:value-type="float">
            <text:p>0.580573337</text:p>
          </table:table-cell>
          <table:table-cell office:value-type="float" office:value="0.56804898413582" calcext:value-type="float">
            <text:p>0.5680489841</text:p>
          </table:table-cell>
          <table:table-cell table:number-columns-repeated="2"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66100751461175" calcext:value-type="float">
            <text:p>0.5661007515</text:p>
          </table:table-cell>
          <table:table-cell office:value-type="float" office:value="0.548566657389368" calcext:value-type="float">
            <text:p>0.5485666574</text:p>
          </table:table-cell>
          <table:table-cell office:value-type="float" office:value="0.547731700528806" calcext:value-type="float">
            <text:p>0.5477317005</text:p>
          </table:table-cell>
          <table:table-cell office:value-type="float" office:value="0.546896743668244" calcext:value-type="float">
            <text:p>0.5468967437</text:p>
          </table:table-cell>
          <table:table-cell office:value-type="float" office:value="0.545783467854161" calcext:value-type="float">
            <text:p>0.54578346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95324241580852" calcext:value-type="float">
            <text:p>0.5953242416</text:p>
          </table:table-cell>
          <table:table-cell office:value-type="float" office:value="0.582243250765377" calcext:value-type="float">
            <text:p>0.5822432508</text:p>
          </table:table-cell>
          <table:table-cell office:value-type="float" office:value="0.573893682159755" calcext:value-type="float">
            <text:p>0.5738936822</text:p>
          </table:table-cell>
          <table:table-cell office:value-type="float" office:value="0.572223768438631" calcext:value-type="float">
            <text:p>0.5722237684</text:p>
          </table:table-cell>
          <table:table-cell office:value-type="float" office:value="0.548566657389368" calcext:value-type="float">
            <text:p>0.54856665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93097689952686" calcext:value-type="float">
            <text:p>0.59309769</text:p>
          </table:table-cell>
          <table:table-cell office:value-type="float" office:value="0.584191483440022" calcext:value-type="float">
            <text:p>0.5841914834</text:p>
          </table:table-cell>
          <table:table-cell office:value-type="float" office:value="0.572502087392151" calcext:value-type="float">
            <text:p>0.5725020874</text:p>
          </table:table-cell>
          <table:table-cell office:value-type="float" office:value="0.56832730308934" calcext:value-type="float">
            <text:p>0.5683273031</text:p>
          </table:table-cell>
          <table:table-cell office:value-type="float" office:value="0.559142777623156" calcext:value-type="float">
            <text:p>0.55914277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44670192040078" calcext:value-type="float">
            <text:p>0.544670192</text:p>
          </table:table-cell>
          <table:table-cell office:value-type="float" office:value="0.541330364597829" calcext:value-type="float">
            <text:p>0.5413303646</text:p>
          </table:table-cell>
          <table:table-cell table:number-columns-repeated="3"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6198163094907" calcext:value-type="float">
            <text:p>0.6161981631</text:p>
          </table:table-cell>
          <table:table-cell office:value-type="float" office:value="0.569718897856944" calcext:value-type="float">
            <text:p>0.5697188979</text:p>
          </table:table-cell>
          <table:table-cell office:value-type="float" office:value="0.546061786807682" calcext:value-type="float">
            <text:p>0.5460617868</text:p>
          </table:table-cell>
          <table:table-cell table:number-columns-repeated="2"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72975229613137" calcext:value-type="float">
            <text:p>0.6729752296</text:p>
          </table:table-cell>
          <table:table-cell office:value-type="float" office:value="0.585861397161147" calcext:value-type="float">
            <text:p>0.5858613972</text:p>
          </table:table-cell>
          <table:table-cell office:value-type="float" office:value="0.570275535763985" calcext:value-type="float">
            <text:p>0.5702755358</text:p>
          </table:table-cell>
          <table:table-cell office:value-type="float" office:value="0.566935708321737" calcext:value-type="float">
            <text:p>0.5669357083</text:p>
          </table:table-cell>
          <table:table-cell office:value-type="float" office:value="0.554411355413304" calcext:value-type="float">
            <text:p>0.55441135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5084887280824" calcext:value-type="float">
            <text:p>0.6150848873</text:p>
          </table:table-cell>
          <table:table-cell office:value-type="float" office:value="0.576676871694962" calcext:value-type="float">
            <text:p>0.5766768717</text:p>
          </table:table-cell>
          <table:table-cell office:value-type="float" office:value="0.56053437239076" calcext:value-type="float">
            <text:p>0.5605343724</text:p>
          </table:table-cell>
          <table:table-cell office:value-type="float" office:value="0.553854717506262" calcext:value-type="float">
            <text:p>0.5538547175</text:p>
          </table:table-cell>
          <table:table-cell office:value-type="float" office:value="0.550236571110493" calcext:value-type="float">
            <text:p>0.55023657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89201224603396" calcext:value-type="float">
            <text:p>0.5892012246</text:p>
          </table:table-cell>
          <table:table-cell office:value-type="float" office:value="0.588087948789313" calcext:value-type="float">
            <text:p>0.5880879488</text:p>
          </table:table-cell>
          <table:table-cell office:value-type="float" office:value="0.582799888672419" calcext:value-type="float">
            <text:p>0.5827998887</text:p>
          </table:table-cell>
          <table:table-cell office:value-type="float" office:value="0.55663790704147" calcext:value-type="float">
            <text:p>0.556637907</text:p>
          </table:table-cell>
          <table:table-cell office:value-type="float" office:value="0.548844976342889" calcext:value-type="float">
            <text:p>0.54884497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27609240189257" calcext:value-type="float">
            <text:p>0.6276092402</text:p>
          </table:table-cell>
          <table:table-cell office:value-type="float" office:value="0.59476760367381" calcext:value-type="float">
            <text:p>0.5947676037</text:p>
          </table:table-cell>
          <table:table-cell office:value-type="float" office:value="0.592819370999165" calcext:value-type="float">
            <text:p>0.592819371</text:p>
          </table:table-cell>
          <table:table-cell office:value-type="float" office:value="0.582243250765377" calcext:value-type="float">
            <text:p>0.5822432508</text:p>
          </table:table-cell>
          <table:table-cell office:value-type="float" office:value="0.56804898413582" calcext:value-type="float">
            <text:p>0.56804898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18703033676593" calcext:value-type="float">
            <text:p>0.6187030337</text:p>
          </table:table-cell>
          <table:table-cell office:value-type="float" office:value="0.576398552741442" calcext:value-type="float">
            <text:p>0.5763985527</text:p>
          </table:table-cell>
          <table:table-cell office:value-type="float" office:value="0.558864458669635" calcext:value-type="float">
            <text:p>0.5588644587</text:p>
          </table:table-cell>
          <table:table-cell office:value-type="float" office:value="0.55663790704147" calcext:value-type="float">
            <text:p>0.556637907</text:p>
          </table:table-cell>
          <table:table-cell office:value-type="float" office:value="0.541330364597829" calcext:value-type="float">
            <text:p>0.54133036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96994155301976" calcext:value-type="float">
            <text:p>0.5969941553</text:p>
          </table:table-cell>
          <table:table-cell office:value-type="float" office:value="0.591706095185082" calcext:value-type="float">
            <text:p>0.5917060952</text:p>
          </table:table-cell>
          <table:table-cell office:value-type="float" office:value="0.558586139716115" calcext:value-type="float">
            <text:p>0.5585861397</text:p>
          </table:table-cell>
          <table:table-cell office:value-type="float" office:value="0.558307820762594" calcext:value-type="float">
            <text:p>0.5583078208</text:p>
          </table:table-cell>
          <table:table-cell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986640690231" calcext:value-type="float">
            <text:p>0.598664069</text:p>
          </table:table-cell>
          <table:table-cell office:value-type="float" office:value="0.589479543556916" calcext:value-type="float">
            <text:p>0.5894795436</text:p>
          </table:table-cell>
          <table:table-cell office:value-type="float" office:value="0.579181742276649" calcext:value-type="float">
            <text:p>0.5791817423</text:p>
          </table:table-cell>
          <table:table-cell office:value-type="float" office:value="0.56832730308934" calcext:value-type="float">
            <text:p>0.5683273031</text:p>
          </table:table-cell>
          <table:table-cell office:value-type="float" office:value="0.566100751461175" calcext:value-type="float">
            <text:p>0.56610075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90314500417478" calcext:value-type="float">
            <text:p>0.5903145004</text:p>
          </table:table-cell>
          <table:table-cell office:value-type="float" office:value="0.586418035068188" calcext:value-type="float">
            <text:p>0.5864180351</text:p>
          </table:table-cell>
          <table:table-cell office:value-type="float" office:value="0.585583078207626" calcext:value-type="float">
            <text:p>0.5855830782</text:p>
          </table:table-cell>
          <table:table-cell office:value-type="float" office:value="0.585304759254105" calcext:value-type="float">
            <text:p>0.5853047593</text:p>
          </table:table-cell>
          <table:table-cell office:value-type="float" office:value="0.575006957973838" calcext:value-type="float">
            <text:p>0.5750069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52852769273588" calcext:value-type="float">
            <text:p>0.7528527693</text:p>
          </table:table-cell>
          <table:table-cell office:value-type="float" office:value="0.568883940996382" calcext:value-type="float">
            <text:p>0.568883941</text:p>
          </table:table-cell>
          <table:table-cell office:value-type="float" office:value="0.562760924018926" calcext:value-type="float">
            <text:p>0.562760924</text:p>
          </table:table-cell>
          <table:table-cell office:value-type="float" office:value="0.558586139716115" calcext:value-type="float">
            <text:p>0.5585861397</text:p>
          </table:table-cell>
          <table:table-cell office:value-type="float" office:value="0.55691622599499" calcext:value-type="float">
            <text:p>0.5569162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6295574728639" calcext:value-type="float">
            <text:p>0.6662955747</text:p>
          </table:table-cell>
          <table:table-cell office:value-type="float" office:value="0.601168939604787" calcext:value-type="float">
            <text:p>0.6011689396</text:p>
          </table:table-cell>
          <table:table-cell office:value-type="float" office:value="0.577511828555525" calcext:value-type="float">
            <text:p>0.5775118286</text:p>
          </table:table-cell>
          <table:table-cell office:value-type="float" office:value="0.569440578903423" calcext:value-type="float">
            <text:p>0.5694405789</text:p>
          </table:table-cell>
          <table:table-cell office:value-type="float" office:value="0.565544113554133" calcext:value-type="float">
            <text:p>0.56554411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3790704146952" calcext:value-type="float">
            <text:p>0.6637907041</text:p>
          </table:table-cell>
          <table:table-cell office:value-type="float" office:value="0.654884497634289" calcext:value-type="float">
            <text:p>0.6548844976</text:p>
          </table:table-cell>
          <table:table-cell office:value-type="float" office:value="0.583913164486501" calcext:value-type="float">
            <text:p>0.5839131645</text:p>
          </table:table-cell>
          <table:table-cell office:value-type="float" office:value="0.555246312273866" calcext:value-type="float">
            <text:p>0.5552463123</text:p>
          </table:table-cell>
          <table:table-cell office:value-type="float" office:value="0.552184803785138" calcext:value-type="float">
            <text:p>0.55218480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36988588922906" calcext:value-type="float">
            <text:p>0.7369885889</text:p>
          </table:table-cell>
          <table:table-cell office:value-type="float" office:value="0.605065404954077" calcext:value-type="float">
            <text:p>0.605065405</text:p>
          </table:table-cell>
          <table:table-cell office:value-type="float" office:value="0.581408293904815" calcext:value-type="float">
            <text:p>0.5814082939</text:p>
          </table:table-cell>
          <table:table-cell table:number-columns-repeated="2" office:value-type="float" office:value="0.574172001113276" calcext:value-type="float">
            <text:p>0.57417200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13136654606179" calcext:value-type="float">
            <text:p>0.6131366546</text:p>
          </table:table-cell>
          <table:table-cell office:value-type="float" office:value="0.604787086000557" calcext:value-type="float">
            <text:p>0.604787086</text:p>
          </table:table-cell>
          <table:table-cell office:value-type="float" office:value="0.598107431116059" calcext:value-type="float">
            <text:p>0.5981074311</text:p>
          </table:table-cell>
          <table:table-cell office:value-type="float" office:value="0.573615363206234" calcext:value-type="float">
            <text:p>0.5736153632</text:p>
          </table:table-cell>
          <table:table-cell office:value-type="float" office:value="0.57194544948511" calcext:value-type="float">
            <text:p>0.57194544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05622042861119" calcext:value-type="float">
            <text:p>0.6056220429</text:p>
          </table:table-cell>
          <table:table-cell office:value-type="float" office:value="0.588087948789313" calcext:value-type="float">
            <text:p>0.5880879488</text:p>
          </table:table-cell>
          <table:table-cell office:value-type="float" office:value="0.575006957973838" calcext:value-type="float">
            <text:p>0.575006958</text:p>
          </table:table-cell>
          <table:table-cell office:value-type="float" office:value="0.56053437239076" calcext:value-type="float">
            <text:p>0.5605343724</text:p>
          </table:table-cell>
          <table:table-cell office:value-type="float" office:value="0.558307820762594" calcext:value-type="float">
            <text:p>0.55830782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0979682716393" calcext:value-type="float">
            <text:p>0.6097968272</text:p>
          </table:table-cell>
          <table:table-cell office:value-type="float" office:value="0.579181742276649" calcext:value-type="float">
            <text:p>0.5791817423</text:p>
          </table:table-cell>
          <table:table-cell table:number-columns-repeated="2" office:value-type="float" office:value="0.571667130531589" calcext:value-type="float">
            <text:p>0.5716671305</text:p>
          </table:table-cell>
          <table:table-cell office:value-type="float" office:value="0.565544113554133" calcext:value-type="float">
            <text:p>0.56554411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06735318675202" calcext:value-type="float">
            <text:p>0.6067353187</text:p>
          </table:table-cell>
          <table:table-cell office:value-type="float" office:value="0.600890620651266" calcext:value-type="float">
            <text:p>0.6008906207</text:p>
          </table:table-cell>
          <table:table-cell office:value-type="float" office:value="0.58725299192875" calcext:value-type="float">
            <text:p>0.5872529919</text:p>
          </table:table-cell>
          <table:table-cell office:value-type="float" office:value="0.584748121347064" calcext:value-type="float">
            <text:p>0.5847481213</text:p>
          </table:table-cell>
          <table:table-cell office:value-type="float" office:value="0.566379070414695" calcext:value-type="float">
            <text:p>0.566379070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90036181463958" calcext:value-type="float">
            <text:p>0.5900361815</text:p>
          </table:table-cell>
          <table:table-cell office:value-type="float" office:value="0.563595880879488" calcext:value-type="float">
            <text:p>0.5635958809</text:p>
          </table:table-cell>
          <table:table-cell office:value-type="float" office:value="0.563039242972446" calcext:value-type="float">
            <text:p>0.563039243</text:p>
          </table:table-cell>
          <table:table-cell office:value-type="float" office:value="0.54912329529641" calcext:value-type="float">
            <text:p>0.5491232953</text:p>
          </table:table-cell>
          <table:table-cell office:value-type="float" office:value="0.545783467854161" calcext:value-type="float">
            <text:p>0.54578346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74450320066797" calcext:value-type="float">
            <text:p>0.5744503201</text:p>
          </table:table-cell>
          <table:table-cell office:value-type="float" office:value="0.572502087392151" calcext:value-type="float">
            <text:p>0.5725020874</text:p>
          </table:table-cell>
          <table:table-cell office:value-type="float" office:value="0.571388811578068" calcext:value-type="float">
            <text:p>0.5713888116</text:p>
          </table:table-cell>
          <table:table-cell office:value-type="float" office:value="0.570275535763985" calcext:value-type="float">
            <text:p>0.5702755358</text:p>
          </table:table-cell>
          <table:table-cell office:value-type="float" office:value="0.568883940996382" calcext:value-type="float">
            <text:p>0.5688839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75563595880879" calcext:value-type="float">
            <text:p>0.5755635959</text:p>
          </table:table-cell>
          <table:table-cell office:value-type="float" office:value="0.55663790704147" calcext:value-type="float">
            <text:p>0.556637907</text:p>
          </table:table-cell>
          <table:table-cell office:value-type="float" office:value="0.548566657389368" calcext:value-type="float">
            <text:p>0.5485666574</text:p>
          </table:table-cell>
          <table:table-cell office:value-type="float" office:value="0.541887002504871" calcext:value-type="float">
            <text:p>0.5418870025</text:p>
          </table:table-cell>
          <table:table-cell office:value-type="float" office:value="0.539660450876705" calcext:value-type="float">
            <text:p>0.539660450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96437517394935" calcext:value-type="float">
            <text:p>0.5964375174</text:p>
          </table:table-cell>
          <table:table-cell office:value-type="float" office:value="0.591984414138603" calcext:value-type="float">
            <text:p>0.5919844141</text:p>
          </table:table-cell>
          <table:table-cell office:value-type="float" office:value="0.583913164486501" calcext:value-type="float">
            <text:p>0.5839131645</text:p>
          </table:table-cell>
          <table:table-cell office:value-type="float" office:value="0.568605622042861" calcext:value-type="float">
            <text:p>0.568605622</text:p>
          </table:table-cell>
          <table:table-cell office:value-type="float" office:value="0.567214027275258" calcext:value-type="float">
            <text:p>0.56721402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14806568327303" calcext:value-type="float">
            <text:p>0.6148065683</text:p>
          </table:table-cell>
          <table:table-cell office:value-type="float" office:value="0.594210965766769" calcext:value-type="float">
            <text:p>0.5942109658</text:p>
          </table:table-cell>
          <table:table-cell office:value-type="float" office:value="0.586696354021709" calcext:value-type="float">
            <text:p>0.586696354</text:p>
          </table:table-cell>
          <table:table-cell office:value-type="float" office:value="0.574450320066797" calcext:value-type="float">
            <text:p>0.5744503201</text:p>
          </table:table-cell>
          <table:table-cell office:value-type="float" office:value="0.556359588087949" calcext:value-type="float">
            <text:p>0.55635958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76398552741442" calcext:value-type="float">
            <text:p>0.5763985527</text:p>
          </table:table-cell>
          <table:table-cell office:value-type="float" office:value="0.568605622042861" calcext:value-type="float">
            <text:p>0.568605622</text:p>
          </table:table-cell>
          <table:table-cell office:value-type="float" office:value="0.566100751461175" calcext:value-type="float">
            <text:p>0.5661007515</text:p>
          </table:table-cell>
          <table:table-cell office:value-type="float" office:value="0.546340105761202" calcext:value-type="float">
            <text:p>0.5463401058</text:p>
          </table:table-cell>
          <table:table-cell office:value-type="float" office:value="0.543278597272474" calcext:value-type="float">
            <text:p>0.54327859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90592819370999" calcext:value-type="float">
            <text:p>0.5905928194</text:p>
          </table:table-cell>
          <table:table-cell office:value-type="float" office:value="0.578625104369608" calcext:value-type="float">
            <text:p>0.5786251044</text:p>
          </table:table-cell>
          <table:table-cell office:value-type="float" office:value="0.56832730308934" calcext:value-type="float">
            <text:p>0.5683273031</text:p>
          </table:table-cell>
          <table:table-cell office:value-type="float" office:value="0.567214027275258" calcext:value-type="float">
            <text:p>0.5672140273</text:p>
          </table:table-cell>
          <table:table-cell office:value-type="float" office:value="0.561091010297801" calcext:value-type="float">
            <text:p>0.5610910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5:31.815825716</dc:date>
    <meta:editing-duration>PT17S</meta:editing-duration>
    <meta:editing-cycles>1</meta:editing-cycles>
    <meta:document-statistic meta:table-count="1" meta:cell-count="43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2.726cm" svg:y="3.195cm" style:legend-expansion="high" chart:style-name="ch2"/>
        <chart:plot-area chart:style-name="ch3" table:cell-range-address="results.A1:results.F73" chart:data-source-has-labels="row" svg:x="0.32cm" svg:y="0.18cm" svg:width="12.086cm" svg:height="8.646cm">
          <chartooo:coordinate-region svg:x="1.074cm" svg:y="0.382cm" svg:width="11.129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73" chart:label-cell-address="results.B1:results.B1" chart:class="chart:scatter">
            <chart:domain table:cell-range-address="results.A2:results.A73"/>
            <chart:data-point chart:repeated="72"/>
          </chart:series>
          <chart:series chart:style-name="ch7" chart:values-cell-range-address="results.C2:results.C73" chart:label-cell-address="results.C1:results.C1" chart:class="chart:scatter">
            <chart:data-point chart:repeated="72"/>
          </chart:series>
          <chart:series chart:style-name="ch8" chart:values-cell-range-address="results.D2:results.D73" chart:label-cell-address="results.D1:results.D1" chart:class="chart:scatter">
            <chart:data-point chart:repeated="72"/>
          </chart:series>
          <chart:series chart:style-name="ch9" chart:values-cell-range-address="results.E2:results.E73" chart:label-cell-address="results.E1:results.E1" chart:class="chart:scatter">
            <chart:data-point chart:repeated="72"/>
          </chart:series>
          <chart:series chart:style-name="ch10" chart:values-cell-range-address="results.F2:results.F73" chart:label-cell-address="results.F1:results.F1" chart:class="chart:scatter"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73</svg:desc>
                </draw:g>
              </table:table-cell>
              <table:table-cell office:value-type="float" office:value="0.600333982744225">
                <text:p>0.600333982744225</text:p>
                <draw:g>
                  <svg:desc>results.B2:results.B73</svg:desc>
                </draw:g>
              </table:table-cell>
              <table:table-cell office:value-type="float" office:value="0.595324241580852">
                <text:p>0.595324241580852</text:p>
                <draw:g>
                  <svg:desc>results.C2:results.C73</svg:desc>
                </draw:g>
              </table:table-cell>
              <table:table-cell office:value-type="float" office:value="0.557472863902032">
                <text:p>0.557472863902032</text:p>
                <draw:g>
                  <svg:desc>results.D2:results.D73</svg:desc>
                </draw:g>
              </table:table-cell>
              <table:table-cell office:value-type="float" office:value="0.552463122738658">
                <text:p>0.552463122738658</text:p>
                <draw:g>
                  <svg:desc>results.E2:results.E73</svg:desc>
                </draw:g>
              </table:table-cell>
              <table:table-cell office:value-type="float" office:value="0.54912329529641">
                <text:p>0.54912329529641</text:p>
                <draw:g>
                  <svg:desc>results.F2:results.F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83913164486501">
                <text:p>0.583913164486501</text:p>
              </table:table-cell>
              <table:table-cell office:value-type="float" office:value="0.569997216810465">
                <text:p>0.569997216810465</text:p>
              </table:table-cell>
              <table:table-cell office:value-type="float" office:value="0.555524631227387">
                <text:p>0.555524631227387</text:p>
              </table:table-cell>
              <table:table-cell office:value-type="float" office:value="0.541330364597829">
                <text:p>0.541330364597829</text:p>
              </table:table-cell>
              <table:table-cell office:value-type="float" office:value="0.540773726690788">
                <text:p>0.540773726690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74450320066797">
                <text:p>0.574450320066797</text:p>
              </table:table-cell>
              <table:table-cell office:value-type="float" office:value="0.56832730308934">
                <text:p>0.56832730308934</text:p>
              </table:table-cell>
              <table:table-cell office:value-type="float" office:value="0.567214027275258">
                <text:p>0.567214027275258</text:p>
              </table:table-cell>
              <table:table-cell office:value-type="float" office:value="0.554967993320345">
                <text:p>0.554967993320345</text:p>
              </table:table-cell>
              <table:table-cell office:value-type="float" office:value="0.550793209017534">
                <text:p>0.550793209017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4728639020317">
                <text:p>0.574728639020317</text:p>
              </table:table-cell>
              <table:table-cell office:value-type="float" office:value="0.564152518786529">
                <text:p>0.564152518786529</text:p>
              </table:table-cell>
              <table:table-cell office:value-type="float" office:value="0.563317561925967">
                <text:p>0.563317561925967</text:p>
              </table:table-cell>
              <table:table-cell office:value-type="float" office:value="0.562204286111884">
                <text:p>0.562204286111884</text:p>
              </table:table-cell>
              <table:table-cell office:value-type="float" office:value="0.544391873086557">
                <text:p>0.544391873086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6359588087949">
                <text:p>0.556359588087949</text:p>
              </table:table-cell>
              <table:table-cell office:value-type="float" office:value="0.5530197606457">
                <text:p>0.5530197606457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99777344837183">
                <text:p>0.599777344837183</text:p>
              </table:table-cell>
              <table:table-cell office:value-type="float" office:value="0.589757862510437">
                <text:p>0.589757862510437</text:p>
              </table:table-cell>
              <table:table-cell office:value-type="float" office:value="0.580851655997773">
                <text:p>0.580851655997773</text:p>
              </table:table-cell>
              <table:table-cell office:value-type="float" office:value="0.570832173671027">
                <text:p>0.570832173671027</text:p>
              </table:table-cell>
              <table:table-cell office:value-type="float" office:value="0.564709156693571">
                <text:p>0.564709156693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1369329251322">
                <text:p>0.61369329251322</text:p>
              </table:table-cell>
              <table:table-cell office:value-type="float" office:value="0.556081269134428">
                <text:p>0.556081269134428</text:p>
              </table:table-cell>
              <table:table-cell office:value-type="float" office:value="0.545226829947119">
                <text:p>0.545226829947119</text:p>
              </table:table-cell>
              <table:table-cell office:value-type="float" office:value="0.543000278318953">
                <text:p>0.543000278318953</text:p>
              </table:table-cell>
              <table:table-cell office:value-type="float" office:value="0.54160868355135">
                <text:p>0.54160868355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57751182855552">
                <text:p>0.557751182855552</text:p>
              </table:table-cell>
              <table:table-cell office:value-type="float" office:value="0.555802950180907">
                <text:p>0.555802950180907</text:p>
              </table:table-cell>
              <table:table-cell office:value-type="float" office:value="0.54550514890064">
                <text:p>0.54550514890064</text:p>
              </table:table-cell>
              <table:table-cell office:value-type="float" office:value="0.545226829947119">
                <text:p>0.545226829947119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80573337044253">
                <text:p>0.580573337044253</text:p>
              </table:table-cell>
              <table:table-cell office:value-type="float" office:value="0.551906484831617">
                <text:p>0.551906484831617</text:p>
              </table:table-cell>
              <table:table-cell office:value-type="float" office:value="0.541052045644308">
                <text:p>0.541052045644308</text:p>
              </table:table-cell>
              <table:table-cell office:value-type="float" office:value="0.540495407737267">
                <text:p>0.540495407737267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6832730308934">
                <text:p>0.56832730308934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06456999721681">
                <text:p>0.606456999721681</text:p>
              </table:table-cell>
              <table:table-cell office:value-type="float" office:value="0.588644586696354">
                <text:p>0.588644586696354</text:p>
              </table:table-cell>
              <table:table-cell office:value-type="float" office:value="0.580016699137211">
                <text:p>0.580016699137211</text:p>
              </table:table-cell>
              <table:table-cell office:value-type="float" office:value="0.566100751461175">
                <text:p>0.56610075146117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15363206234345">
                <text:p>0.615363206234345</text:p>
              </table:table-cell>
              <table:table-cell office:value-type="float" office:value="0.592819370999165">
                <text:p>0.592819370999165</text:p>
              </table:table-cell>
              <table:table-cell office:value-type="float" office:value="0.580295018090732">
                <text:p>0.580295018090732</text:p>
              </table:table-cell>
              <table:table-cell office:value-type="float" office:value="0.570832173671027">
                <text:p>0.570832173671027</text:p>
              </table:table-cell>
              <table:table-cell office:value-type="float" office:value="0.566935708321737">
                <text:p>0.566935708321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37907041469524">
                <text:p>0.637907041469524</text:p>
              </table:table-cell>
              <table:table-cell office:value-type="float" office:value="0.591427776231561">
                <text:p>0.591427776231561</text:p>
              </table:table-cell>
              <table:table-cell office:value-type="float" office:value="0.580295018090732">
                <text:p>0.580295018090732</text:p>
              </table:table-cell>
              <table:table-cell office:value-type="float" office:value="0.574172001113276">
                <text:p>0.574172001113276</text:p>
              </table:table-cell>
              <table:table-cell office:value-type="float" office:value="0.565544113554133">
                <text:p>0.565544113554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91706095185082">
                <text:p>0.591706095185082</text:p>
              </table:table-cell>
              <table:table-cell office:value-type="float" office:value="0.581964931811856">
                <text:p>0.581964931811856</text:p>
              </table:table-cell>
              <table:table-cell office:value-type="float" office:value="0.57946006123017">
                <text:p>0.57946006123017</text:p>
              </table:table-cell>
              <table:table-cell office:value-type="float" office:value="0.558307820762594">
                <text:p>0.558307820762594</text:p>
              </table:table-cell>
              <table:table-cell office:value-type="float" office:value="0.551628165878096">
                <text:p>0.551628165878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7194544948511">
                <text:p>0.57194544948511</text:p>
              </table:table-cell>
              <table:table-cell office:value-type="float" office:value="0.563039242972446">
                <text:p>0.563039242972446</text:p>
              </table:table-cell>
              <table:table-cell office:value-type="float" office:value="0.55691622599499">
                <text:p>0.55691622599499</text:p>
              </table:table-cell>
              <table:table-cell office:value-type="float" office:value="0.555802950180907">
                <text:p>0.555802950180907</text:p>
              </table:table-cell>
              <table:table-cell office:value-type="float" office:value="0.5530197606457">
                <text:p>0.55301976064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603395491232953">
                <text:p>0.603395491232953</text:p>
              </table:table-cell>
              <table:table-cell office:value-type="float" office:value="0.566379070414695">
                <text:p>0.566379070414695</text:p>
              </table:table-cell>
              <table:table-cell office:value-type="float" office:value="0.563874199833009">
                <text:p>0.563874199833009</text:p>
              </table:table-cell>
              <table:table-cell office:value-type="float" office:value="0.554411355413304">
                <text:p>0.554411355413304</text:p>
              </table:table-cell>
              <table:table-cell office:value-type="float" office:value="0.54550514890064">
                <text:p>0.545505148900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81686612858336">
                <text:p>0.581686612858336</text:p>
              </table:table-cell>
              <table:table-cell office:value-type="float" office:value="0.559142777623156">
                <text:p>0.559142777623156</text:p>
              </table:table-cell>
              <table:table-cell office:value-type="float" office:value="0.552184803785138">
                <text:p>0.552184803785138</text:p>
              </table:table-cell>
              <table:table-cell office:value-type="float" office:value="0.546340105761202">
                <text:p>0.546340105761202</text:p>
              </table:table-cell>
              <table:table-cell office:value-type="float" office:value="0.542721959365433">
                <text:p>0.542721959365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84469802393543">
                <text:p>0.584469802393543</text:p>
              </table:table-cell>
              <table:table-cell office:value-type="float" office:value="0.573058725299193">
                <text:p>0.573058725299193</text:p>
              </table:table-cell>
              <table:table-cell office:value-type="float" office:value="0.566657389368216">
                <text:p>0.566657389368216</text:p>
              </table:table-cell>
              <table:table-cell office:value-type="float" office:value="0.56443083774005">
                <text:p>0.56443083774005</text:p>
              </table:table-cell>
              <table:table-cell office:value-type="float" office:value="0.563317561925967">
                <text:p>0.563317561925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04787086000557">
                <text:p>0.604787086000557</text:p>
              </table:table-cell>
              <table:table-cell office:value-type="float" office:value="0.604787086000557">
                <text:p>0.604787086000557</text:p>
              </table:table-cell>
              <table:table-cell office:value-type="float" office:value="0.595045922627331">
                <text:p>0.595045922627331</text:p>
              </table:table-cell>
              <table:table-cell office:value-type="float" office:value="0.583913164486501">
                <text:p>0.583913164486501</text:p>
              </table:table-cell>
              <table:table-cell office:value-type="float" office:value="0.574172001113276">
                <text:p>0.574172001113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75006957973838">
                <text:p>0.575006957973838</text:p>
              </table:table-cell>
              <table:table-cell office:value-type="float" office:value="0.56832730308934">
                <text:p>0.56832730308934</text:p>
              </table:table-cell>
              <table:table-cell office:value-type="float" office:value="0.552741441692179">
                <text:p>0.552741441692179</text:p>
              </table:table-cell>
              <table:table-cell office:value-type="float" office:value="0.548844976342889">
                <text:p>0.548844976342889</text:p>
              </table:table-cell>
              <table:table-cell office:value-type="float" office:value="0.545783467854161">
                <text:p>0.545783467854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3261898135263">
                <text:p>0.63261898135263</text:p>
              </table:table-cell>
              <table:table-cell office:value-type="float" office:value="0.589757862510437">
                <text:p>0.589757862510437</text:p>
              </table:table-cell>
              <table:table-cell office:value-type="float" office:value="0.563595880879488">
                <text:p>0.563595880879488</text:p>
              </table:table-cell>
              <table:table-cell office:value-type="float" office:value="0.558586139716115">
                <text:p>0.55858613971611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648761480656833">
                <text:p>0.648761480656833</text:p>
              </table:table-cell>
              <table:table-cell office:value-type="float" office:value="0.619259671583635">
                <text:p>0.619259671583635</text:p>
              </table:table-cell>
              <table:table-cell office:value-type="float" office:value="0.59476760367381">
                <text:p>0.59476760367381</text:p>
              </table:table-cell>
              <table:table-cell office:value-type="float" office:value="0.58725299192875">
                <text:p>0.58725299192875</text:p>
              </table:table-cell>
              <table:table-cell office:value-type="float" office:value="0.564709156693571">
                <text:p>0.564709156693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758419148344">
                <text:p>0.5758419148344</text:p>
              </table:table-cell>
              <table:table-cell office:value-type="float" office:value="0.569162259949902">
                <text:p>0.569162259949902</text:p>
              </table:table-cell>
              <table:table-cell office:value-type="float" office:value="0.562204286111884">
                <text:p>0.562204286111884</text:p>
              </table:table-cell>
              <table:table-cell office:value-type="float" office:value="0.558864458669635">
                <text:p>0.558864458669635</text:p>
              </table:table-cell>
              <table:table-cell office:value-type="float" office:value="0.549679933203451">
                <text:p>0.5496799332034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05343723907598">
                <text:p>0.605343723907598</text:p>
              </table:table-cell>
              <table:table-cell office:value-type="float" office:value="0.592819370999165">
                <text:p>0.592819370999165</text:p>
              </table:table-cell>
              <table:table-cell office:value-type="float" office:value="0.58335652657946">
                <text:p>0.58335652657946</text:p>
              </table:table-cell>
              <table:table-cell office:value-type="float" office:value="0.567770665182299">
                <text:p>0.567770665182299</text:p>
              </table:table-cell>
              <table:table-cell office:value-type="float" office:value="0.564152518786529">
                <text:p>0.564152518786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88644586696354">
                <text:p>0.588644586696354</text:p>
              </table:table-cell>
              <table:table-cell office:value-type="float" office:value="0.555246312273866">
                <text:p>0.555246312273866</text:p>
              </table:table-cell>
              <table:table-cell office:value-type="float" office:value="0.546061786807682">
                <text:p>0.546061786807682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54606178680768">
                <text:p>0.654606178680768</text:p>
              </table:table-cell>
              <table:table-cell office:value-type="float" office:value="0.592541052045644">
                <text:p>0.592541052045644</text:p>
              </table:table-cell>
              <table:table-cell office:value-type="float" office:value="0.567770665182299">
                <text:p>0.567770665182299</text:p>
              </table:table-cell>
              <table:table-cell office:value-type="float" office:value="0.555246312273866">
                <text:p>0.555246312273866</text:p>
              </table:table-cell>
              <table:table-cell office:value-type="float" office:value="0.541052045644308">
                <text:p>0.541052045644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97272474255497">
                <text:p>0.597272474255497</text:p>
              </table:table-cell>
              <table:table-cell office:value-type="float" office:value="0.59448928472029">
                <text:p>0.59448928472029</text:p>
              </table:table-cell>
              <table:table-cell office:value-type="float" office:value="0.572502087392151">
                <text:p>0.572502087392151</text:p>
              </table:table-cell>
              <table:table-cell office:value-type="float" office:value="0.563595880879488">
                <text:p>0.563595880879488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604230448093515">
                <text:p>0.604230448093515</text:p>
              </table:table-cell>
              <table:table-cell office:value-type="float" office:value="0.571110492624548">
                <text:p>0.571110492624548</text:p>
              </table:table-cell>
              <table:table-cell office:value-type="float" office:value="0.570832173671027">
                <text:p>0.570832173671027</text:p>
              </table:table-cell>
              <table:table-cell office:value-type="float" office:value="0.554967993320345">
                <text:p>0.554967993320345</text:p>
              </table:table-cell>
              <table:table-cell office:value-type="float" office:value="0.545226829947119">
                <text:p>0.545226829947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45226829947119">
                <text:p>0.545226829947119</text:p>
              </table:table-cell>
              <table:table-cell office:value-type="float" office:value="0.54160868355135">
                <text:p>0.54160868355135</text:p>
              </table:table-cell>
              <table:table-cell office:value-type="float" office:value="0.541052045644308">
                <text:p>0.541052045644308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67770665182299">
                <text:p>0.567770665182299</text:p>
              </table:table-cell>
              <table:table-cell office:value-type="float" office:value="0.567492346228778">
                <text:p>0.567492346228778</text:p>
              </table:table-cell>
              <table:table-cell office:value-type="float" office:value="0.557194544948511">
                <text:p>0.557194544948511</text:p>
              </table:table-cell>
              <table:table-cell office:value-type="float" office:value="0.553298079599221">
                <text:p>0.553298079599221</text:p>
              </table:table-cell>
              <table:table-cell office:value-type="float" office:value="0.553298079599221">
                <text:p>0.5532980795992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604230448093515">
                <text:p>0.604230448093515</text:p>
              </table:table-cell>
              <table:table-cell office:value-type="float" office:value="0.583913164486501">
                <text:p>0.583913164486501</text:p>
              </table:table-cell>
              <table:table-cell office:value-type="float" office:value="0.569440578903423">
                <text:p>0.569440578903423</text:p>
              </table:table-cell>
              <table:table-cell office:value-type="float" office:value="0.563039242972446">
                <text:p>0.563039242972446</text:p>
              </table:table-cell>
              <table:table-cell office:value-type="float" office:value="0.557751182855552">
                <text:p>0.5577511828555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95880879487893">
                <text:p>0.595880879487893</text:p>
              </table:table-cell>
              <table:table-cell office:value-type="float" office:value="0.573615363206234">
                <text:p>0.573615363206234</text:p>
              </table:table-cell>
              <table:table-cell office:value-type="float" office:value="0.569162259949902">
                <text:p>0.569162259949902</text:p>
              </table:table-cell>
              <table:table-cell office:value-type="float" office:value="0.543835235179516">
                <text:p>0.543835235179516</text:p>
              </table:table-cell>
              <table:table-cell office:value-type="float" office:value="0.541330364597829">
                <text:p>0.5413303645978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6804898413582">
                <text:p>0.56804898413582</text:p>
              </table:table-cell>
              <table:table-cell office:value-type="float" office:value="0.55663790704147">
                <text:p>0.55663790704147</text:p>
              </table:table-cell>
              <table:table-cell office:value-type="float" office:value="0.552463122738658">
                <text:p>0.552463122738658</text:p>
              </table:table-cell>
              <table:table-cell office:value-type="float" office:value="0.544113554133036">
                <text:p>0.544113554133036</text:p>
              </table:table-cell>
              <table:table-cell office:value-type="float" office:value="0.541887002504871">
                <text:p>0.5418870025048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88366267742833">
                <text:p>0.588366267742833</text:p>
              </table:table-cell>
              <table:table-cell office:value-type="float" office:value="0.587809629835792">
                <text:p>0.587809629835792</text:p>
              </table:table-cell>
              <table:table-cell office:value-type="float" office:value="0.581129974951294">
                <text:p>0.581129974951294</text:p>
              </table:table-cell>
              <table:table-cell office:value-type="float" office:value="0.577790147509045">
                <text:p>0.577790147509045</text:p>
              </table:table-cell>
              <table:table-cell office:value-type="float" office:value="0.554133036459783">
                <text:p>0.554133036459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612858335652658">
                <text:p>0.612858335652658</text:p>
              </table:table-cell>
              <table:table-cell office:value-type="float" office:value="0.59476760367381">
                <text:p>0.59476760367381</text:p>
              </table:table-cell>
              <table:table-cell office:value-type="float" office:value="0.540217088783746">
                <text:p>0.540217088783746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758419148344">
                <text:p>0.5758419148344</text:p>
              </table:table-cell>
              <table:table-cell office:value-type="float" office:value="0.56804898413582">
                <text:p>0.56804898413582</text:p>
              </table:table-cell>
              <table:table-cell office:value-type="float" office:value="0.566935708321737">
                <text:p>0.566935708321737</text:p>
              </table:table-cell>
              <table:table-cell office:value-type="float" office:value="0.559142777623156">
                <text:p>0.559142777623156</text:p>
              </table:table-cell>
              <table:table-cell office:value-type="float" office:value="0.556359588087949">
                <text:p>0.556359588087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98107431116059">
                <text:p>0.598107431116059</text:p>
              </table:table-cell>
              <table:table-cell office:value-type="float" office:value="0.570832173671027">
                <text:p>0.570832173671027</text:p>
              </table:table-cell>
              <table:table-cell office:value-type="float" office:value="0.553576398552741">
                <text:p>0.553576398552741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60228221541887">
                <text:p>0.60228221541887</text:p>
              </table:table-cell>
              <table:table-cell office:value-type="float" office:value="0.5758419148344">
                <text:p>0.5758419148344</text:p>
              </table:table-cell>
              <table:table-cell office:value-type="float" office:value="0.573893682159755">
                <text:p>0.573893682159755</text:p>
              </table:table-cell>
              <table:table-cell office:value-type="float" office:value="0.567214027275258">
                <text:p>0.567214027275258</text:p>
              </table:table-cell>
              <table:table-cell office:value-type="float" office:value="0.540495407737267">
                <text:p>0.540495407737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5691622599499">
                <text:p>0.55691622599499</text:p>
              </table:table-cell>
              <table:table-cell office:value-type="float" office:value="0.555802950180907">
                <text:p>0.555802950180907</text:p>
              </table:table-cell>
              <table:table-cell office:value-type="float" office:value="0.551906484831617">
                <text:p>0.551906484831617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604508767047036">
                <text:p>0.604508767047036</text:p>
              </table:table-cell>
              <table:table-cell office:value-type="float" office:value="0.568605622042861">
                <text:p>0.568605622042861</text:p>
              </table:table-cell>
              <table:table-cell office:value-type="float" office:value="0.566379070414695">
                <text:p>0.566379070414695</text:p>
              </table:table-cell>
              <table:table-cell office:value-type="float" office:value="0.563874199833009">
                <text:p>0.563874199833009</text:p>
              </table:table-cell>
              <table:table-cell office:value-type="float" office:value="0.554689674366824">
                <text:p>0.554689674366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80851655997773">
                <text:p>0.580851655997773</text:p>
              </table:table-cell>
              <table:table-cell office:value-type="float" office:value="0.576955190648483">
                <text:p>0.576955190648483</text:p>
              </table:table-cell>
              <table:table-cell office:value-type="float" office:value="0.565544113554133">
                <text:p>0.565544113554133</text:p>
              </table:table-cell>
              <table:table-cell office:value-type="float" office:value="0.552463122738658">
                <text:p>0.552463122738658</text:p>
              </table:table-cell>
              <table:table-cell office:value-type="float" office:value="0.552184803785138">
                <text:p>0.552184803785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604787086000557">
                <text:p>0.604787086000557</text:p>
              </table:table-cell>
              <table:table-cell office:value-type="float" office:value="0.586418035068188">
                <text:p>0.586418035068188</text:p>
              </table:table-cell>
              <table:table-cell office:value-type="float" office:value="0.580295018090732">
                <text:p>0.580295018090732</text:p>
              </table:table-cell>
              <table:table-cell office:value-type="float" office:value="0.56443083774005">
                <text:p>0.56443083774005</text:p>
              </table:table-cell>
              <table:table-cell office:value-type="float" office:value="0.563595880879488">
                <text:p>0.5635958808794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83078207625939">
                <text:p>0.583078207625939</text:p>
              </table:table-cell>
              <table:table-cell office:value-type="float" office:value="0.580573337044253">
                <text:p>0.580573337044253</text:p>
              </table:table-cell>
              <table:table-cell office:value-type="float" office:value="0.56804898413582">
                <text:p>0.56804898413582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66100751461175">
                <text:p>0.566100751461175</text:p>
              </table:table-cell>
              <table:table-cell office:value-type="float" office:value="0.548566657389368">
                <text:p>0.548566657389368</text:p>
              </table:table-cell>
              <table:table-cell office:value-type="float" office:value="0.547731700528806">
                <text:p>0.547731700528806</text:p>
              </table:table-cell>
              <table:table-cell office:value-type="float" office:value="0.546896743668244">
                <text:p>0.546896743668244</text:p>
              </table:table-cell>
              <table:table-cell office:value-type="float" office:value="0.545783467854161">
                <text:p>0.545783467854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95324241580852">
                <text:p>0.595324241580852</text:p>
              </table:table-cell>
              <table:table-cell office:value-type="float" office:value="0.582243250765377">
                <text:p>0.582243250765377</text:p>
              </table:table-cell>
              <table:table-cell office:value-type="float" office:value="0.573893682159755">
                <text:p>0.573893682159755</text:p>
              </table:table-cell>
              <table:table-cell office:value-type="float" office:value="0.572223768438631">
                <text:p>0.572223768438631</text:p>
              </table:table-cell>
              <table:table-cell office:value-type="float" office:value="0.548566657389368">
                <text:p>0.548566657389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93097689952686">
                <text:p>0.593097689952686</text:p>
              </table:table-cell>
              <table:table-cell office:value-type="float" office:value="0.584191483440022">
                <text:p>0.584191483440022</text:p>
              </table:table-cell>
              <table:table-cell office:value-type="float" office:value="0.572502087392151">
                <text:p>0.572502087392151</text:p>
              </table:table-cell>
              <table:table-cell office:value-type="float" office:value="0.56832730308934">
                <text:p>0.56832730308934</text:p>
              </table:table-cell>
              <table:table-cell office:value-type="float" office:value="0.559142777623156">
                <text:p>0.559142777623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44670192040078">
                <text:p>0.544670192040078</text:p>
              </table:table-cell>
              <table:table-cell office:value-type="float" office:value="0.541330364597829">
                <text:p>0.541330364597829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16198163094907">
                <text:p>0.616198163094907</text:p>
              </table:table-cell>
              <table:table-cell office:value-type="float" office:value="0.569718897856944">
                <text:p>0.569718897856944</text:p>
              </table:table-cell>
              <table:table-cell office:value-type="float" office:value="0.546061786807682">
                <text:p>0.546061786807682</text:p>
              </table:table-cell>
              <table:table-cell office:value-type="float" office:value="0.539660450876705">
                <text:p>0.539660450876705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672975229613137">
                <text:p>0.672975229613137</text:p>
              </table:table-cell>
              <table:table-cell office:value-type="float" office:value="0.585861397161147">
                <text:p>0.585861397161147</text:p>
              </table:table-cell>
              <table:table-cell office:value-type="float" office:value="0.570275535763985">
                <text:p>0.570275535763985</text:p>
              </table:table-cell>
              <table:table-cell office:value-type="float" office:value="0.566935708321737">
                <text:p>0.566935708321737</text:p>
              </table:table-cell>
              <table:table-cell office:value-type="float" office:value="0.554411355413304">
                <text:p>0.554411355413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615084887280824">
                <text:p>0.615084887280824</text:p>
              </table:table-cell>
              <table:table-cell office:value-type="float" office:value="0.576676871694962">
                <text:p>0.576676871694962</text:p>
              </table:table-cell>
              <table:table-cell office:value-type="float" office:value="0.56053437239076">
                <text:p>0.56053437239076</text:p>
              </table:table-cell>
              <table:table-cell office:value-type="float" office:value="0.553854717506262">
                <text:p>0.553854717506262</text:p>
              </table:table-cell>
              <table:table-cell office:value-type="float" office:value="0.550236571110493">
                <text:p>0.5502365711104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89201224603396">
                <text:p>0.589201224603396</text:p>
              </table:table-cell>
              <table:table-cell office:value-type="float" office:value="0.588087948789313">
                <text:p>0.588087948789313</text:p>
              </table:table-cell>
              <table:table-cell office:value-type="float" office:value="0.582799888672419">
                <text:p>0.582799888672419</text:p>
              </table:table-cell>
              <table:table-cell office:value-type="float" office:value="0.55663790704147">
                <text:p>0.55663790704147</text:p>
              </table:table-cell>
              <table:table-cell office:value-type="float" office:value="0.548844976342889">
                <text:p>0.5488449763428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627609240189257">
                <text:p>0.627609240189257</text:p>
              </table:table-cell>
              <table:table-cell office:value-type="float" office:value="0.59476760367381">
                <text:p>0.59476760367381</text:p>
              </table:table-cell>
              <table:table-cell office:value-type="float" office:value="0.592819370999165">
                <text:p>0.592819370999165</text:p>
              </table:table-cell>
              <table:table-cell office:value-type="float" office:value="0.582243250765377">
                <text:p>0.582243250765377</text:p>
              </table:table-cell>
              <table:table-cell office:value-type="float" office:value="0.56804898413582">
                <text:p>0.568048984135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618703033676593">
                <text:p>0.618703033676593</text:p>
              </table:table-cell>
              <table:table-cell office:value-type="float" office:value="0.576398552741442">
                <text:p>0.576398552741442</text:p>
              </table:table-cell>
              <table:table-cell office:value-type="float" office:value="0.558864458669635">
                <text:p>0.558864458669635</text:p>
              </table:table-cell>
              <table:table-cell office:value-type="float" office:value="0.55663790704147">
                <text:p>0.55663790704147</text:p>
              </table:table-cell>
              <table:table-cell office:value-type="float" office:value="0.541330364597829">
                <text:p>0.5413303645978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96994155301976">
                <text:p>0.596994155301976</text:p>
              </table:table-cell>
              <table:table-cell office:value-type="float" office:value="0.591706095185082">
                <text:p>0.591706095185082</text:p>
              </table:table-cell>
              <table:table-cell office:value-type="float" office:value="0.558586139716115">
                <text:p>0.558586139716115</text:p>
              </table:table-cell>
              <table:table-cell office:value-type="float" office:value="0.558307820762594">
                <text:p>0.558307820762594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986640690231">
                <text:p>0.5986640690231</text:p>
              </table:table-cell>
              <table:table-cell office:value-type="float" office:value="0.589479543556916">
                <text:p>0.589479543556916</text:p>
              </table:table-cell>
              <table:table-cell office:value-type="float" office:value="0.579181742276649">
                <text:p>0.579181742276649</text:p>
              </table:table-cell>
              <table:table-cell office:value-type="float" office:value="0.56832730308934">
                <text:p>0.56832730308934</text:p>
              </table:table-cell>
              <table:table-cell office:value-type="float" office:value="0.566100751461175">
                <text:p>0.5661007514611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90314500417478">
                <text:p>0.590314500417478</text:p>
              </table:table-cell>
              <table:table-cell office:value-type="float" office:value="0.586418035068188">
                <text:p>0.586418035068188</text:p>
              </table:table-cell>
              <table:table-cell office:value-type="float" office:value="0.585583078207626">
                <text:p>0.585583078207626</text:p>
              </table:table-cell>
              <table:table-cell office:value-type="float" office:value="0.585304759254105">
                <text:p>0.585304759254105</text:p>
              </table:table-cell>
              <table:table-cell office:value-type="float" office:value="0.575006957973838">
                <text:p>0.5750069579738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752852769273588">
                <text:p>0.752852769273588</text:p>
              </table:table-cell>
              <table:table-cell office:value-type="float" office:value="0.568883940996382">
                <text:p>0.568883940996382</text:p>
              </table:table-cell>
              <table:table-cell office:value-type="float" office:value="0.562760924018926">
                <text:p>0.562760924018926</text:p>
              </table:table-cell>
              <table:table-cell office:value-type="float" office:value="0.558586139716115">
                <text:p>0.558586139716115</text:p>
              </table:table-cell>
              <table:table-cell office:value-type="float" office:value="0.55691622599499">
                <text:p>0.55691622599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666295574728639">
                <text:p>0.666295574728639</text:p>
              </table:table-cell>
              <table:table-cell office:value-type="float" office:value="0.601168939604787">
                <text:p>0.601168939604787</text:p>
              </table:table-cell>
              <table:table-cell office:value-type="float" office:value="0.577511828555525">
                <text:p>0.577511828555525</text:p>
              </table:table-cell>
              <table:table-cell office:value-type="float" office:value="0.569440578903423">
                <text:p>0.569440578903423</text:p>
              </table:table-cell>
              <table:table-cell office:value-type="float" office:value="0.565544113554133">
                <text:p>0.565544113554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663790704146952">
                <text:p>0.663790704146952</text:p>
              </table:table-cell>
              <table:table-cell office:value-type="float" office:value="0.654884497634289">
                <text:p>0.654884497634289</text:p>
              </table:table-cell>
              <table:table-cell office:value-type="float" office:value="0.583913164486501">
                <text:p>0.583913164486501</text:p>
              </table:table-cell>
              <table:table-cell office:value-type="float" office:value="0.555246312273866">
                <text:p>0.555246312273866</text:p>
              </table:table-cell>
              <table:table-cell office:value-type="float" office:value="0.552184803785138">
                <text:p>0.552184803785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736988588922906">
                <text:p>0.736988588922906</text:p>
              </table:table-cell>
              <table:table-cell office:value-type="float" office:value="0.605065404954077">
                <text:p>0.605065404954077</text:p>
              </table:table-cell>
              <table:table-cell office:value-type="float" office:value="0.581408293904815">
                <text:p>0.581408293904815</text:p>
              </table:table-cell>
              <table:table-cell office:value-type="float" office:value="0.574172001113276">
                <text:p>0.574172001113276</text:p>
              </table:table-cell>
              <table:table-cell office:value-type="float" office:value="0.574172001113276">
                <text:p>0.5741720011132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613136654606179">
                <text:p>0.613136654606179</text:p>
              </table:table-cell>
              <table:table-cell office:value-type="float" office:value="0.604787086000557">
                <text:p>0.604787086000557</text:p>
              </table:table-cell>
              <table:table-cell office:value-type="float" office:value="0.598107431116059">
                <text:p>0.598107431116059</text:p>
              </table:table-cell>
              <table:table-cell office:value-type="float" office:value="0.573615363206234">
                <text:p>0.573615363206234</text:p>
              </table:table-cell>
              <table:table-cell office:value-type="float" office:value="0.57194544948511">
                <text:p>0.571945449485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605622042861119">
                <text:p>0.605622042861119</text:p>
              </table:table-cell>
              <table:table-cell office:value-type="float" office:value="0.588087948789313">
                <text:p>0.588087948789313</text:p>
              </table:table-cell>
              <table:table-cell office:value-type="float" office:value="0.575006957973838">
                <text:p>0.575006957973838</text:p>
              </table:table-cell>
              <table:table-cell office:value-type="float" office:value="0.56053437239076">
                <text:p>0.56053437239076</text:p>
              </table:table-cell>
              <table:table-cell office:value-type="float" office:value="0.558307820762594">
                <text:p>0.5583078207625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60979682716393">
                <text:p>0.60979682716393</text:p>
              </table:table-cell>
              <table:table-cell office:value-type="float" office:value="0.579181742276649">
                <text:p>0.579181742276649</text:p>
              </table:table-cell>
              <table:table-cell office:value-type="float" office:value="0.571667130531589">
                <text:p>0.571667130531589</text:p>
              </table:table-cell>
              <table:table-cell office:value-type="float" office:value="0.571667130531589">
                <text:p>0.571667130531589</text:p>
              </table:table-cell>
              <table:table-cell office:value-type="float" office:value="0.565544113554133">
                <text:p>0.565544113554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606735318675202">
                <text:p>0.606735318675202</text:p>
              </table:table-cell>
              <table:table-cell office:value-type="float" office:value="0.600890620651266">
                <text:p>0.600890620651266</text:p>
              </table:table-cell>
              <table:table-cell office:value-type="float" office:value="0.58725299192875">
                <text:p>0.58725299192875</text:p>
              </table:table-cell>
              <table:table-cell office:value-type="float" office:value="0.584748121347064">
                <text:p>0.584748121347064</text:p>
              </table:table-cell>
              <table:table-cell office:value-type="float" office:value="0.566379070414695">
                <text:p>0.5663790704146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90036181463958">
                <text:p>0.590036181463958</text:p>
              </table:table-cell>
              <table:table-cell office:value-type="float" office:value="0.563595880879488">
                <text:p>0.563595880879488</text:p>
              </table:table-cell>
              <table:table-cell office:value-type="float" office:value="0.563039242972446">
                <text:p>0.563039242972446</text:p>
              </table:table-cell>
              <table:table-cell office:value-type="float" office:value="0.54912329529641">
                <text:p>0.54912329529641</text:p>
              </table:table-cell>
              <table:table-cell office:value-type="float" office:value="0.545783467854161">
                <text:p>0.5457834678541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74450320066797">
                <text:p>0.574450320066797</text:p>
              </table:table-cell>
              <table:table-cell office:value-type="float" office:value="0.572502087392151">
                <text:p>0.572502087392151</text:p>
              </table:table-cell>
              <table:table-cell office:value-type="float" office:value="0.571388811578068">
                <text:p>0.571388811578068</text:p>
              </table:table-cell>
              <table:table-cell office:value-type="float" office:value="0.570275535763985">
                <text:p>0.570275535763985</text:p>
              </table:table-cell>
              <table:table-cell office:value-type="float" office:value="0.568883940996382">
                <text:p>0.5688839409963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75563595880879">
                <text:p>0.575563595880879</text:p>
              </table:table-cell>
              <table:table-cell office:value-type="float" office:value="0.55663790704147">
                <text:p>0.55663790704147</text:p>
              </table:table-cell>
              <table:table-cell office:value-type="float" office:value="0.548566657389368">
                <text:p>0.548566657389368</text:p>
              </table:table-cell>
              <table:table-cell office:value-type="float" office:value="0.541887002504871">
                <text:p>0.541887002504871</text:p>
              </table:table-cell>
              <table:table-cell office:value-type="float" office:value="0.539660450876705">
                <text:p>0.5396604508767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96437517394935">
                <text:p>0.596437517394935</text:p>
              </table:table-cell>
              <table:table-cell office:value-type="float" office:value="0.591984414138603">
                <text:p>0.591984414138603</text:p>
              </table:table-cell>
              <table:table-cell office:value-type="float" office:value="0.583913164486501">
                <text:p>0.583913164486501</text:p>
              </table:table-cell>
              <table:table-cell office:value-type="float" office:value="0.568605622042861">
                <text:p>0.568605622042861</text:p>
              </table:table-cell>
              <table:table-cell office:value-type="float" office:value="0.567214027275258">
                <text:p>0.5672140272752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614806568327303">
                <text:p>0.614806568327303</text:p>
              </table:table-cell>
              <table:table-cell office:value-type="float" office:value="0.594210965766769">
                <text:p>0.594210965766769</text:p>
              </table:table-cell>
              <table:table-cell office:value-type="float" office:value="0.586696354021709">
                <text:p>0.586696354021709</text:p>
              </table:table-cell>
              <table:table-cell office:value-type="float" office:value="0.574450320066797">
                <text:p>0.574450320066797</text:p>
              </table:table-cell>
              <table:table-cell office:value-type="float" office:value="0.556359588087949">
                <text:p>0.5563595880879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76398552741442">
                <text:p>0.576398552741442</text:p>
              </table:table-cell>
              <table:table-cell office:value-type="float" office:value="0.568605622042861">
                <text:p>0.568605622042861</text:p>
              </table:table-cell>
              <table:table-cell office:value-type="float" office:value="0.566100751461175">
                <text:p>0.566100751461175</text:p>
              </table:table-cell>
              <table:table-cell office:value-type="float" office:value="0.546340105761202">
                <text:p>0.546340105761202</text:p>
              </table:table-cell>
              <table:table-cell office:value-type="float" office:value="0.543278597272474">
                <text:p>0.543278597272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90592819370999">
                <text:p>0.590592819370999</text:p>
              </table:table-cell>
              <table:table-cell office:value-type="float" office:value="0.578625104369608">
                <text:p>0.578625104369608</text:p>
              </table:table-cell>
              <table:table-cell office:value-type="float" office:value="0.56832730308934">
                <text:p>0.56832730308934</text:p>
              </table:table-cell>
              <table:table-cell office:value-type="float" office:value="0.567214027275258">
                <text:p>0.567214027275258</text:p>
              </table:table-cell>
              <table:table-cell office:value-type="float" office:value="0.561091010297801">
                <text:p>0.5610910102978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